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258e3" officeooo:paragraph-rsid="001258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9bc1" officeooo:paragraph-rsid="00139b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c9fb" officeooo:paragraph-rsid="0013c9f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0af35" officeooo:paragraph-rsid="0010af3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0af35" officeooo:paragraph-rsid="0010af3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0af35" officeooo:paragraph-rsid="0010af3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9bc1" officeooo:paragraph-rsid="00139bc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49f2" officeooo:paragraph-rsid="001449f2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3c9fb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163576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39bc1" officeooo:paragraph-rsid="00139bc1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officeooo:rsid="001449f2" officeooo:paragraph-rsid="001449f2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1843a2" officeooo:paragraph-rsid="001843a2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normal" officeooo:rsid="001843a2" officeooo:paragraph-rsid="001843a2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officeooo:rsid="0015f871" officeooo:paragraph-rsid="0015f871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843a2" officeooo:paragraph-rsid="001843a2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a8537" officeooo:paragraph-rsid="001a8537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font-size="12pt" fo:font-weight="normal" officeooo:rsid="0013c9fb" style:font-weight-asian="normal" style:font-weight-complex="normal"/>
    </style:style>
    <style:style style:name="T3" style:family="text">
      <style:text-properties fo:font-size="12pt" fo:font-weight="normal" officeooo:rsid="00163576" style:font-weight-asian="normal" style:font-weight-complex="normal"/>
    </style:style>
    <style:style style:name="T4" style:family="text">
      <style:text-properties fo:font-size="12pt" fo:font-weight="normal" officeooo:rsid="0016c941" style:font-weight-asian="normal" style:font-weight-complex="normal"/>
    </style:style>
    <style:style style:name="T5" style:family="text">
      <style:text-properties fo:font-size="12pt" fo:font-weight="bold" officeooo:rsid="0013c9fb" style:font-weight-asian="bold" style:font-weight-complex="bold"/>
    </style:style>
    <style:style style:name="T6" style:family="text">
      <style:text-properties officeooo:rsid="001a85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nary Tree Traversal</text:p>
      <text:p text:style-name="P5"/>
      <text:p text:style-name="P2">Binary<text:span text:style-name="T6"> Search </text:span>Tree</text:p>
      <text:list xml:id="list1749493682" text:style-name="L1">
        <text:list-item>
          <text:p text:style-name="P9"><text:span text:style-name="T2">A binary search tree is a rooted binary tree data structure where each node has a comparable key (and an associated value) and follows the restriction: the key in any node is </text:span><text:span text:style-name="T5">larger </text:span><text:span text:style-name="T2">than the keys in all nodes in that </text:span><text:span text:style-name="T5">node's left subtree</text:span><text:span text:style-name="T2"> and </text:span><text:span text:style-name="T5">smaller</text:span><text:span text:style-name="T2"> than the keys in all nodes in that </text:span><text:span text:style-name="T5">node's right subtree</text:span><text:span text:style-name="T2">.</text:span></text:p>
        </text:list-item>
        <text:list-item>
          <text:p text:style-name="P17"><text:span text:style-name="T2">A</text:span><text:span text:style-name="T1"> binary search tree follows three rules:</text:span></text:p>
          <text:list>
            <text:list-item>
              <text:p text:style-name="P17"><text:span text:style-name="T1">A parent node has at most 2 child nodes.</text:span></text:p>
            </text:list-item>
            <text:list-item>
              <text:p text:style-name="P17"><text:span text:style-name="T1">The left child node is always less than the parent node.</text:span></text:p>
            </text:list-item>
            <text:list-item>
              <text:p text:style-name="P17"><text:span text:style-name="T1">The right child node is always greater or equal to the parent node.</text:span></text:p>
            </text:list-item>
          </text:list>
        </text:list-item>
      </text:list>
      <text:p text:style-name="P6"/>
      <text:p text:style-name="P1">Tree Traversal</text:p>
      <text:list xml:id="list2701393736" text:style-name="L2">
        <text:list-item>
          <text:p text:style-name="P11">The process of visiting (reading/processing) each node in the tree exactly once in some order.</text:p>
        </text:list-item>
        <text:list-item>
          <text:p text:style-name="P11">There are 2 strategies for tree traversal: Breadth-first &amp; Depth-first</text:p>
        </text:list-item>
      </text:list>
      <text:p text:style-name="P7"/>
      <text:p text:style-name="P3">Breadth-first</text:p>
      <text:list xml:id="list3754931891" text:style-name="L3">
        <text:list-item>
          <text:p text:style-name="P12">In breadth-first traversal, every node on the same depth level will be accessed before any nodes will be accessed in lower levels. (Level order)</text:p>
        </text:list-item>
        <text:list-item>
          <text:p text:style-name="P12">Starting from the top of the binary tree, going left to right, each node will be accessed.</text:p>
        </text:list-item>
      </text:list>
      <text:p text:style-name="P8"/>
      <text:list xml:id="list193452312576373" text:continue-numbering="true" text:style-name="L3">
        <text:list-item>
          <text:p text:style-name="P10"><text:span text:style-name="T3">To implement this, using a queue to keep track of discovered(not yet visited) nodes. Essentially, you start with one discovered node</text:span><text:span text:style-name="T4">, push it into queue, and if the queue is not empty, then you access the element and push the children of that node into the queue.</text:span></text:p>
        </text:list-item>
        <text:list-item>
          <text:p text:style-name="P16"><text:span text:style-name="T4">T</text:span><text:span text:style-name="T1">ime complexity is : O(n)</text:span></text:p>
        </text:list-item>
        <text:list-item>
          <text:p text:style-name="P13">Space complexity is : best: O(1) | worst/avg: O(n)</text:p>
        </text:list-item>
      </text:list>
      <text:p text:style-name="P3">Depth-first</text:p>
      <text:list xml:id="list1587769606" text:style-name="L4">
        <text:list-item>
          <text:p text:style-name="P15">In depth-first traversal, a node and all of it's children nodes will be accessed before moving onto <text:s/>another node. </text:p>
        </text:list-item>
        <text:list-item>
          <text:p text:style-name="P15">The relative order for searching nodes can be altered so that the right sub-tree can be searched first before the root, and vice versa. It can start with left-subtree, right-subtree, or the root.</text:p>
          <text:list>
            <text:list-item>
              <text:p text:style-name="P15">Preorder traversal (D L R): &lt;root&gt; &lt;left&gt; &lt;right&gt;</text:p>
            </text:list-item>
            <text:list-item>
              <text:p text:style-name="P15">Inorder traversal (D R L): &lt;left&gt; &lt;root&gt; &lt;right&gt;</text:p>
            </text:list-item>
            <text:list-item>
              <text:p text:style-name="P15">Postorder traversal (L R D): &lt;left&gt; &lt;right&gt; &lt;root&gt;</text:p>
            </text:list-item>
          </text:list>
        </text:list-item>
        <text:list-item>
          <text:p text:style-name="P15">For each node, read the data, then follow the traversal pattern.</text:p>
        </text:list-item>
        <text:list-item>
          <text:p text:style-name="P14">Time complexity: O(n)</text:p>
        </text:list-item>
        <text:list-item>
          <text:p text:style-name="P14">Space complexity: worst: O(n) | best/average: O(log n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5" meta:word-count="352" meta:character-count="1938" meta:non-whitespace-character-count="1629"/>
  </office:meta>
</office:document-meta>
</file>